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ayathri Thin" svg:font-family="'Gayathri Thin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style:font-name="Gayathri Thin" fo:font-size="12pt" fo:font-weight="bold" style:font-size-asian="12pt" style:font-weight-asian="bold" style:font-size-complex="12pt" style:font-weight-complex="bold"/>
    </style:style>
    <style:style style:name="P2" style:family="paragraph" style:parent-style-name="Preformatted_20_Text">
      <style:text-properties style:font-name="Gayathri Thin" fo:font-size="12pt" fo:font-weight="bold" officeooo:paragraph-rsid="001b7347" style:font-size-asian="12pt" style:font-weight-asian="bold" style:font-size-complex="12pt" style:font-weight-complex="bold"/>
    </style:style>
    <style:style style:name="P3" style:family="paragraph" style:parent-style-name="Preformatted_20_Text">
      <style:paragraph-properties fo:line-height="100%"/>
      <style:text-properties style:font-name="Gayathri Thin" fo:font-size="12pt" fo:font-weight="bold" officeooo:rsid="00023cf7" officeooo:paragraph-rsid="001c7951" style:font-size-asian="12pt" style:font-weight-asian="bold" style:font-size-complex="12pt" style:font-weight-complex="bold"/>
    </style:style>
    <style:style style:name="P4" style:family="paragraph" style:parent-style-name="Text_20_body">
      <style:paragraph-properties fo:line-height="100%"/>
      <style:text-properties style:font-name="Gayathri Thin" fo:font-size="12pt" fo:font-weight="bold" officeooo:rsid="00023cf7" officeooo:paragraph-rsid="001c7951" style:font-size-asian="12pt" style:font-weight-asian="bold" style:font-size-complex="12pt" style:font-weight-complex="bold"/>
    </style:style>
    <style:style style:name="P5" style:family="paragraph" style:parent-style-name="Preformatted_20_Text">
      <style:text-properties style:font-name="Gayathri Thin" fo:font-size="12pt" style:font-size-asian="12pt" style:font-size-complex="12pt"/>
    </style:style>
    <style:style style:name="P6" style:family="paragraph" style:parent-style-name="Preformatted_20_Text">
      <style:text-properties style:font-name="Gayathri Thin" fo:font-size="12pt" officeooo:paragraph-rsid="001b7347" style:font-size-asian="12pt" style:font-size-complex="12pt"/>
    </style:style>
    <style:style style:name="P7" style:family="paragraph" style:parent-style-name="Preformatted_20_Text">
      <style:paragraph-properties fo:line-height="100%" fo:text-align="center" style:justify-single-word="false"/>
      <style:text-properties style:font-name="Gayathri Thin" fo:font-size="12pt" officeooo:paragraph-rsid="001c7951" style:font-size-asian="12pt" style:font-size-complex="12pt"/>
    </style:style>
    <style:style style:name="P8" style:family="paragraph" style:parent-style-name="Preformatted_20_Text">
      <style:paragraph-properties fo:line-height="100%"/>
      <style:text-properties style:font-name="Gayathri Thin" fo:font-size="12pt" officeooo:paragraph-rsid="001c7951" style:font-size-asian="12pt" style:font-size-complex="12pt"/>
    </style:style>
    <style:style style:name="P9" style:family="paragraph" style:parent-style-name="Text_20_body">
      <style:paragraph-properties fo:line-height="100%"/>
      <style:text-properties style:font-name="Gayathri Thin" fo:font-size="12pt" officeooo:paragraph-rsid="001c7951" style:font-size-asian="12pt" style:font-size-complex="12pt"/>
    </style:style>
    <style:style style:name="P10" style:family="paragraph" style:parent-style-name="Preformatted_20_Text">
      <style:paragraph-properties fo:line-height="100%"/>
      <style:text-properties style:font-name="Gayathri Thin" fo:font-size="12pt" officeooo:rsid="00023cf7" officeooo:paragraph-rsid="001c7951" style:font-size-asian="12pt" style:font-size-complex="12pt"/>
    </style:style>
    <style:style style:name="P11" style:family="paragraph" style:parent-style-name="Preformatted_20_Text">
      <style:text-properties style:font-name="Gayathri Thi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2" style:family="paragraph" style:parent-style-name="Preformatted_20_Text">
      <style:text-properties style:font-name="Gayathri Thin" fo:font-size="12pt" fo:font-style="italic" fo:font-weight="bold" officeooo:paragraph-rsid="001b7347" style:font-size-asian="12pt" style:font-style-asian="italic" style:font-weight-asian="bold" style:font-size-complex="12pt" style:font-style-complex="italic" style:font-weight-complex="bold"/>
    </style:style>
    <style:style style:name="P13" style:family="paragraph" style:parent-style-name="Text_20_body">
      <style:paragraph-properties fo:line-height="100%"/>
      <style:text-properties style:font-name="Gayathri Thin" officeooo:rsid="00023cf7" officeooo:paragraph-rsid="001c7951"/>
    </style:style>
    <style:style style:name="P14" style:family="paragraph" style:parent-style-name="Preformatted_20_Text">
      <style:paragraph-properties fo:text-align="center" style:justify-single-word="false"/>
      <style:text-properties fo:color="#c9211e" loext:opacity="100%" style:font-name="Gayathri Thin" fo:font-size="14pt" fo:font-weight="bold" style:font-size-asian="14pt" style:font-weight-asian="bold" style:font-size-complex="14pt" style:font-weight-complex="bold"/>
    </style:style>
    <style:style style:name="P15" style:family="paragraph" style:parent-style-name="Preformatted_20_Text">
      <style:paragraph-properties fo:text-align="end" style:justify-single-word="false"/>
      <style:text-properties fo:color="#000000" loext:opacity="100%" style:font-name="Gayathri Thin" fo:font-size="14pt" fo:font-weight="bold" officeooo:rsid="001b3ed5" officeooo:paragraph-rsid="001b3ed5" style:font-size-asian="14pt" style:font-weight-asian="bold" style:font-size-complex="14pt" style:font-weight-complex="bold"/>
    </style:style>
    <style:style style:name="P16" style:family="paragraph" style:parent-style-name="Text_20_body">
      <style:paragraph-properties fo:line-height="100%" fo:text-align="start" style:justify-single-word="false"/>
      <style:text-properties fo:color="#000000" loext:opacity="100%" style:font-name="Gayathri Thin" fo:font-size="12pt" fo:font-weight="normal" officeooo:rsid="00023cf7" officeooo:paragraph-rsid="001c7951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line-height="100%" fo:text-align="start" style:justify-single-word="false"/>
      <style:text-properties fo:color="#000000" loext:opacity="100%" style:font-name="Gayathri Thin" fo:font-weight="bold" officeooo:rsid="00039a3e" officeooo:paragraph-rsid="001c7951" fo:background-color="#ffff00" style:font-weight-asian="bold" style:font-weight-complex="bold"/>
    </style:style>
    <style:style style:name="P18" style:family="paragraph" style:parent-style-name="Text_20_body">
      <style:paragraph-properties fo:line-height="100%" fo:text-align="start" style:justify-single-word="false"/>
      <style:text-properties fo:color="#000000" loext:opacity="100%" style:font-name="Gayathri Thin" fo:font-weight="normal" officeooo:rsid="00039a3e" officeooo:paragraph-rsid="001c7951" fo:background-color="transparent" style:font-weight-asian="normal" style:font-weight-complex="normal"/>
    </style:style>
    <style:style style:name="P19" style:family="paragraph" style:parent-style-name="Text_20_body">
      <style:paragraph-properties fo:line-height="100%"/>
      <style:text-properties officeooo:paragraph-rsid="001c7951"/>
    </style:style>
    <style:style style:name="P20" style:family="paragraph" style:parent-style-name="Text_20_body">
      <style:paragraph-properties fo:line-height="100%" fo:text-align="center" style:justify-single-word="false"/>
      <style:text-properties fo:color="#861141" loext:opacity="100%" style:font-name="Gayathri Thin" fo:font-weight="bold" officeooo:rsid="00039a3e" officeooo:paragraph-rsid="001c7951" fo:background-color="#ffff00" style:font-weight-asian="bold" style:font-weight-complex="bold"/>
    </style:style>
    <style:style style:name="P21" style:family="paragraph" style:parent-style-name="Preformatted_20_Text">
      <style:paragraph-properties fo:line-height="100%" fo:text-align="center" style:justify-single-word="false"/>
      <style:text-properties fo:color="#c9211e" loext:opacity="100%" style:font-name="Gayathri Thin" fo:font-size="12pt" fo:font-weight="bold" officeooo:rsid="00023cf7" officeooo:paragraph-rsid="001c7951" fo:background-color="#ffff00" style:font-size-asian="12pt" style:font-weight-asian="bold" style:font-size-complex="12pt" style:font-weight-complex="bold"/>
    </style:style>
    <style:style style:name="P22" style:family="paragraph" style:parent-style-name="Preformatted_20_Text">
      <style:paragraph-properties fo:margin-top="0in" fo:margin-bottom="0.1965in" style:contextual-spacing="false"/>
      <style:text-properties officeooo:paragraph-rsid="001dd163"/>
    </style:style>
    <style:style style:name="P23" style:family="paragraph" style:parent-style-name="Preformatted_20_Text">
      <style:text-properties officeooo:paragraph-rsid="001dd163"/>
    </style:style>
    <style:style style:name="P24" style:family="paragraph" style:parent-style-name="Text_20_body" style:list-style-name="L1">
      <style:paragraph-properties fo:line-height="100%"/>
      <style:text-properties officeooo:paragraph-rsid="001c7951"/>
    </style:style>
    <style:style style:name="P25" style:family="paragraph" style:parent-style-name="Text_20_body" style:list-style-name="L2">
      <style:paragraph-properties fo:line-height="100%"/>
      <style:text-properties officeooo:paragraph-rsid="001c7951"/>
    </style:style>
    <style:style style:name="P26" style:family="paragraph" style:parent-style-name="Text_20_body" style:list-style-name="L4">
      <style:paragraph-properties fo:line-height="100%"/>
      <style:text-properties officeooo:paragraph-rsid="001c7951"/>
    </style:style>
    <style:style style:name="P27" style:family="paragraph" style:parent-style-name="Text_20_body" style:list-style-name="L5">
      <style:paragraph-properties fo:line-height="100%"/>
      <style:text-properties officeooo:paragraph-rsid="001c7951"/>
    </style:style>
    <style:style style:name="P28" style:family="paragraph" style:parent-style-name="Text_20_body" style:list-style-name="L6">
      <style:paragraph-properties fo:line-height="100%"/>
      <style:text-properties officeooo:paragraph-rsid="001c7951"/>
    </style:style>
    <style:style style:name="P29" style:family="paragraph" style:parent-style-name="Text_20_body" style:list-style-name="L3">
      <style:paragraph-properties fo:line-height="100%"/>
      <style:text-properties style:font-name="Gayathri Thin" officeooo:paragraph-rsid="001c7951"/>
    </style:style>
    <style:style style:name="P30" style:family="paragraph" style:parent-style-name="Text_20_body" style:list-style-name="L5">
      <style:paragraph-properties fo:line-height="100%"/>
      <style:text-properties style:font-name="Gayathri Thin" officeooo:paragraph-rsid="001c7951"/>
    </style:style>
    <style:style style:name="P31" style:family="paragraph" style:parent-style-name="Text_20_body" style:list-style-name="L6">
      <style:paragraph-properties fo:line-height="100%"/>
      <style:text-properties style:font-name="Gayathri Thin" officeooo:paragraph-rsid="001c7951"/>
    </style:style>
    <style:style style:name="P32" style:family="paragraph" style:parent-style-name="Text_20_body">
      <style:paragraph-properties fo:line-height="100%" fo:text-align="start" style:justify-single-word="false"/>
      <style:text-properties fo:color="#000000" loext:opacity="100%" style:font-name="Gayathri Thin" fo:font-size="12pt" fo:font-weight="normal" officeooo:rsid="00039a3e" officeooo:paragraph-rsid="001c7951" fo:background-color="transparent" style:font-size-asian="12pt" style:font-weight-asian="normal" style:font-size-complex="12pt" style:font-weight-complex="normal"/>
    </style:style>
    <style:style style:name="P33" style:family="paragraph" style:parent-style-name="Text_20_body" style:list-style-name="L7">
      <style:paragraph-properties fo:line-height="100%" fo:text-align="start" style:justify-single-word="false"/>
      <style:text-properties fo:color="#000000" loext:opacity="100%" style:font-name="Gayathri Thin" fo:font-size="12pt" fo:font-weight="normal" officeooo:rsid="00039a3e" officeooo:paragraph-rsid="001dd163" fo:background-color="transparent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line-height="100%" fo:text-align="start" style:justify-single-word="false"/>
      <style:text-properties fo:color="#000000" loext:opacity="100%" style:font-name="Gayathri Thin" fo:font-size="12pt" fo:font-weight="normal" officeooo:rsid="00039a3e" officeooo:paragraph-rsid="001dd163" fo:background-color="transparent" style:font-size-asian="12pt" style:font-weight-asian="normal" style:font-size-complex="12pt" style:font-weight-complex="normal"/>
    </style:style>
    <style:style style:name="P35" style:family="paragraph" style:parent-style-name="Text_20_body">
      <style:text-properties style:font-name="Gayathri Thin" fo:font-size="12pt" officeooo:paragraph-rsid="001dd163" style:font-size-asian="12pt" style:font-size-complex="12pt"/>
    </style:style>
    <style:style style:name="P36" style:family="paragraph" style:parent-style-name="Text_20_body" style:list-style-name="L7">
      <style:text-properties officeooo:paragraph-rsid="001dd163"/>
    </style:style>
    <style:style style:name="P37" style:family="paragraph" style:parent-style-name="Text_20_body">
      <style:text-properties officeooo:paragraph-rsid="001dd16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00" loext:char-shading-value="0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color="#c9211e" loext:opacity="100%" style:font-name="Gayathri Thin" fo:font-weight="bold" officeooo:rsid="00023cf7" fo:background-color="#ffff00" loext:char-shading-value="0" style:font-weight-asian="bold" style:font-weight-complex="bold"/>
    </style:style>
    <style:style style:name="T5" style:family="text">
      <style:text-properties style:font-name="Gayathri Thin"/>
    </style:style>
    <style:style style:name="T6" style:family="text">
      <style:text-properties fo:font-weight="normal" fo:background-color="transparent" loext:char-shading-value="0" style:font-weight-asian="normal" style:font-weight-complex="normal"/>
    </style:style>
    <style:style style:name="T7" style:family="text">
      <style:text-properties style:font-name="Gayathri Thin" fo:font-size="12pt" style:font-size-asian="12pt" style:font-size-complex="12pt"/>
    </style:style>
    <style:style style:name="T8" style:family="text">
      <style:text-properties style:font-name="Gayathri Thin" fo:font-size="12pt" fo:background-color="#ffff00" loext:char-shading-value="0" style:font-size-asian="12pt" style:font-size-complex="12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11/07/2025</text:p>
      <text:p text:style-name="P14">Metodi Fondamentali in JavaScript</text:p>
      <text:p text:style-name="P2">COSA SONO I METODI</text:p>
      <text:p text:style-name="P12">UN metodo è una funzione associata a un oggetto.</text:p>
      <text:p text:style-name="P6">ex:</text:p>
      <text:p text:style-name="P6"/>
      <text:p text:style-name="P6">let persona = {</text:p>
      <text:p text:style-name="P6"><text:s text:c="2"/>nome: "Luca",</text:p>
      <text:p text:style-name="P6"><text:s text:c="2"/>saluta: function() {</text:p>
      <text:p text:style-name="P6"><text:s text:c="4"/>console.log("Ciao, sono " + this.nome);</text:p>
      <text:p text:style-name="P6"><text:s text:c="2"/>}</text:p>
      <text:p text:style-name="P6">};</text:p>
      <text:p text:style-name="P6"/>
      <text:p text:style-name="P6">persona.saluta(); // metodo</text:p>
      <text:p text:style-name="P6"/>
      <text:p text:style-name="P6">saluta --&gt; metodo di 'persona'</text:p>
      <text:p text:style-name="P6">this.nome fa riferimento all'attributo nome dell'oggetto.</text:p>
      <text:p text:style-name="P6"/>
      <text:p text:style-name="P5"><text:tab/>1. <text:span text:style-name="T1">Il Metodo </text:span><text:span text:style-name="T2">push</text:span></text:p>
      <text:p text:style-name="P5">Il metodo push è un metodo mutativo che opera sugli array. Esso consente di aggiungere uno o più elementi alla fine dell’array su cui viene invocato. </text:p>
      <text:p text:style-name="P5">L’invocazione di push comporta una modifica dello stato interno dell’array esistente, estendendone la lunghezza.</text:p>
      <text:p text:style-name="P5"/>
      <text:p text:style-name="P1"><text:tab/>1.2 Sintassi</text:p>
      <text:p text:style-name="P5"><text:span text:style-name="T3"><text:tab/><text:tab/><text:tab/><text:tab/>array.push(elem1, elem2, ...)</text:span>;</text:p>
      <text:p text:style-name="P5">Parametri: uno o più elementi da aggiungere in coda all’array.</text:p>
      <text:p text:style-name="P5">Ritorno: restituisce la nuova lunghezza dell’array dopo l’aggiunta.</text:p>
      <text:p text:style-name="P1"><text:tab/>1.3 Esempi</text:p>
      <text:p text:style-name="P5">let train = [element1, element2];</text:p>
      <text:p text:style-name="P5">let newLenght = train.push(element3, element4);</text:p>
      <text:p text:style-name="P5"/>
      <text:p text:style-name="P5">In questo esempio, element3 ed element4 vengono appesi in coda all’array train. </text:p>
      <text:p text:style-name="P5">La variabile newLenght conterrà la nuova dimensione complessiva dell’array risultante.</text:p>
      <text:p text:style-name="P1"><text:tab/>1.4 Proprietà di Mutabilità</text:p>
      <text:p text:style-name="P5">Essendo un metodo mutativo, push modifica direttamente l’array originale su cui è invocato. </text:p>
      <text:p text:style-name="P5">Tale comportamento può influenzare la leggibilità e la prevedibilità del codice, specialmente in ambienti in cui si predilige la programmazione funzionale.</text:p>
      <text:p text:style-name="P5"/>
      <text:p text:style-name="P1"><text:tab/>1.5 Principio della Località dei Dati</text:p>
      <text:p text:style-name="P5">Il metodo push sfrutta la località d’estensione degli array, </text:p>
      <text:p text:style-name="P5">ovvero si limita ad appendere nuovi elementi esclusivamente in coda. </text:p>
      <text:p text:style-name="P5">Questo comportamento favorisce un accesso più efficiente in termini di memoria e prestazioni, </text:p>
      <text:p text:style-name="P5">in quanto non richiede spostamenti degli elementi già presenti nell’array.</text:p>
      <text:p text:style-name="P5"/>
      <text:p text:style-name="P5"><text:tab/>2. <text:span text:style-name="T1">Il Metodo </text:span><text:span text:style-name="T2">concat</text:span></text:p>
      <text:p text:style-name="P5"><text:tab/><text:span text:style-name="T1">2.1 Descrizione Generale</text:span></text:p>
      <text:p text:style-name="P5">Il metodo concat è un metodo non mutativo che serve a creare un nuovo array, </text:p>
      <text:p text:style-name="P5">risultante dalla concatenazione dell’array chiamante con uno o più argomenti passati. </text:p>
      <text:p text:style-name="P5"><text:soft-page-break/>A differenza di push, non modifica l’array originale, ma restituisce un nuovo array indipendente.</text:p>
      <text:p text:style-name="P5"/>
      <text:p text:style-name="P1"><text:tab/>2.2 Sintassi</text:p>
      <text:p text:style-name="P5"><text:span text:style-name="T3"><text:tab/><text:tab/><text:tab/><text:tab/><text:tab/>array1.concat(array2, arg1, ...)</text:span>;</text:p>
      <text:p text:style-name="P5">Parametri:</text:p>
      <text:p text:style-name="P5">Se l’argomento è un array, i suoi elementi vengono espansi ed inseriti nel nuovo array.</text:p>
      <text:p text:style-name="P5">Se l’argomento è un valore, viene inserito come singolo elemento.</text:p>
      <text:p text:style-name="P5">Ritorno: un nuovo array che rappresenta la concatenazione.</text:p>
      <text:p text:style-name="P1"><text:tab/>2.3 Esempio:</text:p>
      <text:p text:style-name="P5">let convoy1 = ['A', 'B'];</text:p>
      <text:p text:style-name="P5">let convoy2 = ['C', 'D'];</text:p>
      <text:p text:style-name="P5">let newTrain = convoy1.concat(convoy2, 'E');</text:p>
      <text:p text:style-name="P5">In questo caso, newTrain conterrà l’array ['A', 'B', 'C', 'D', 'E'], </text:p>
      <text:p text:style-name="P5">risultante dalla concatenazione degli elementi di convoy1, convoy2 e del valore singolo 'E'.</text:p>
      <text:p text:style-name="P5"/>
      <text:p text:style-name="P5"/>
      <text:p text:style-name="P1"><text:tab/>2.4 Proprietà di Immutabilità</text:p>
      <text:p text:style-name="P5">Essendo non mutativo, concat non altera il contenuto né la struttura degli array originali. </text:p>
      <text:p text:style-name="P5">Questo approccio è particolarmente utile per evitare effetti collaterali non desiderati e si inserisce nel paradigma della programmazione funzionale.</text:p>
      <text:p text:style-name="P5"/>
      <text:p text:style-name="P1"><text:tab/>2.5 Purezza delle Funzioni</text:p>
      <text:p text:style-name="P5">Il metodo concat si avvicina al paradigma funzionale, poiché non altera dati esterni. </text:p>
      <text:p text:style-name="P5">Tale purezza facilita il reasoning e il testing, in quanto il comportamento della funzione dipende esclusivamente dagli input forniti e non dallo stato esterno.</text:p>
      <text:p text:style-name="P5"/>
      <text:p text:style-name="P1"><text:tab/>3. Mutabilità vs. Immutabilità</text:p>
      <text:p text:style-name="P1"><text:tab/>3.1 Definizioni</text:p>
      <text:p text:style-name="P5">Metodo mutativo: modifica lo stato interno dell’array su cui opera (es. push).</text:p>
      <text:p text:style-name="P5"/>
      <text:p text:style-name="P5">Metodo non mutativo: restituisce un nuovo array, lasciando invariati gli array originali (es. concat).</text:p>
      <text:p text:style-name="P5"/>
      <text:p text:style-name="P1"><text:tab/>3.2 Considerazioni</text:p>
      <text:p text:style-name="P5">La distinzione tra mutabilità e immutabilità è centrale in molte discipline della programmazione.</text:p>
      <text:p text:style-name="P5">L’uso di metodi mutativi può risultare più performante in certi contesti, ma rende più difficile il tracciamento dello stato.</text:p>
      <text:p text:style-name="P5">Al contrario, i metodi non mutativi favoriscono la scrittura di codice più sicuro, prevedibile e testabile.</text:p>
      <text:p text:style-name="P5"/>
      <text:p text:style-name="P5"><text:tab/>4. <text:span text:style-name="T1">Il Metodo </text:span><text:span text:style-name="T2">includes</text:span></text:p>
      <text:p text:style-name="P5"><text:tab/><text:span text:style-name="T1">4.1 Descrizione Generale</text:span></text:p>
      <text:p text:style-name="P5">includes è un metodo che permette di verificare se un array contiene un certo valore. </text:p>
      <text:p text:style-name="P5">Si tratta di una funzionalità estremamente comoda e leggibile, particolarmente utile nei controlli condizionali.</text:p>
      <text:p text:style-name="P5"/>
      <text:p text:style-name="P1"><text:tab/>4.2 Sintassi</text:p>
      <text:p text:style-name="P11"><text:tab/><text:tab/><text:tab/>array.includes(valoreCercato)</text:p>
      <text:p text:style-name="P5"/>
      <text:p text:style-name="P5">Parametri: il valore da cercare all’interno dell’array.</text:p>
      <text:p text:style-name="P5">Ritorno: true se il valore è presente, false in caso contrario.</text:p>
      <text:p text:style-name="P1"><text:tab/>4.3 Esempio</text:p>
      <text:p text:style-name="P5"><text:soft-page-break/>let unique = [1, 2, 3, 5, 4];</text:p>
      <text:p text:style-name="P5">unique.includes(3); // true</text:p>
      <text:p text:style-name="P5">In questo esempio, l’array unique include il valore 3, pertanto il metodo restituisce true.</text:p>
      <text:p text:style-name="P5"/>
      <text:p text:style-name="P1"><text:tab/>4.4 Funzionamento Interno</text:p>
      <text:p text:style-name="P5">Il metodo esegue una ricerca sequenziale attraverso l’array, </text:p>
      <text:p text:style-name="P5">confrontando ciascun elemento con il valore cercato. Il confronto avviene utilizzando l’operatore di uguaglianza (==). </text:p>
      <text:p text:style-name="P5">La ricerca si arresta non appena viene trovata una corrispondenza.</text:p>
      <text:p text:style-name="P5"/>
      <text:p text:style-name="P5"><text:tab/>5. <text:span text:style-name="T1">Il Metodo </text:span><text:span text:style-name="T2">indexOf</text:span></text:p>
      <text:p text:style-name="P5"><text:tab/><text:span text:style-name="T1">5.1 Descrizione Generale</text:span></text:p>
      <text:p text:style-name="P5">Il metodo indexOf consente di cercare un elemento all’interno di un array e restituisce l’indice della prima occorrenza trovata. </text:p>
      <text:p text:style-name="P5">Se l’elemento non è presente, restituisce -1.</text:p>
      <text:p text:style-name="P5"/>
      <text:p text:style-name="P1"><text:tab/>5.2 Sintassi</text:p>
      <text:p text:style-name="P11"><text:tab/><text:tab/><text:tab/>array.indexOf(elementoDaCercare)</text:p>
      <text:p text:style-name="P5">Parametri: l’elemento da cercare.</text:p>
      <text:p text:style-name="P5">Ritorno: indice della prima occorrenza oppure -1 se non trovato.</text:p>
      <text:p text:style-name="P1"><text:tab/>5.3 Considerazioni Tecniche</text:p>
      <text:p text:style-name="P5">È un metodo case sensitive, ovvero distingue tra maiuscole e minuscole.</text:p>
      <text:p text:style-name="P5">Funziona con numeri, stringhe e altri tipi di dati comparabili.</text:p>
      <text:p text:style-name="P5"/>
      <text:p text:style-name="P7"><text:span text:style-name="Source_20_Text"><text:span text:style-name="T4">map()</text:span></text:span></text:p>
      <text:p text:style-name="P8"><text:span text:style-name="Source_20_Text"><text:span text:style-name="T5">map()</text:span></text:span> è una funzione che <text:span text:style-name="Strong_20_Emphasis">applica un’altra funzione a ogni elemento</text:span> di un array e restituisce un nuovo array contenente i risultati.</text:p>
      <text:p text:style-name="P9"><text:span text:style-name="Strong_20_Emphasis">Non muta l’array originale</text:span></text:p>
      <text:list xml:id="list2278920718" text:style-name="L1">
        <text:list-item>
          <text:p text:style-name="P24"><text:span text:style-name="Strong_20_Emphasis"><text:span text:style-name="T5">Restituisce un nuovo array</text:span></text:span></text:p>
        </text:list-item>
      </text:list>
      <text:list xml:id="list2309341188" text:style-name="L2">
        <text:list-item>
          <text:p text:style-name="P25"><text:span text:style-name="Strong_20_Emphasis"><text:span text:style-name="T5">Applica una funzione a ciascun elemento</text:span></text:span><text:span text:style-name="T5">, passando tre parametri:</text:span></text:p>
        </text:list-item>
      </text:list>
      <text:list xml:id="list1232838760" text:style-name="L3">
        <text:list-item>
          <text:p text:style-name="P29">il valore corrente,</text:p>
        </text:list-item>
        <text:list-item>
          <text:p text:style-name="P29">l’indice corrente,</text:p>
        </text:list-item>
        <text:list-item>
          <text:p text:style-name="P29">l’array stesso.</text:p>
        </text:list-item>
      </text:list>
      <text:p text:style-name="P10">Ex:</text:p>
      <text:p text:style-name="P10">let numbers = [1, 2, 3];</text:p>
      <text:p text:style-name="P10">let doubled = numbers.map(n =&gt; n * 2);</text:p>
      <text:p text:style-name="P10">// Risultato: [2, 4, 6]</text:p>
      <text:p text:style-name="P4">In questo esempio:</text:p>
      <text:list xml:id="list3037967928" text:style-name="L4">
        <text:list-item>
          <text:p text:style-name="P26"><text:span text:style-name="T5">La funzione </text:span><text:span text:style-name="Source_20_Text"><text:span text:style-name="T5">n =&gt; n * 2</text:span></text:span><text:span text:style-name="T5"> è </text:span><text:span text:style-name="Strong_20_Emphasis"><text:span text:style-name="T5">pura</text:span></text:span><text:span text:style-name="T5">: restituisce sempre il doppio del numero fornito, senza effetti collaterali.</text:span></text:p>
        </text:list-item>
        <text:list-item>
          <text:p text:style-name="P26"><text:span text:style-name="T5">Il metodo </text:span><text:span text:style-name="Source_20_Text"><text:span text:style-name="T5">map()</text:span></text:span><text:span text:style-name="T5"> </text:span><text:span text:style-name="Strong_20_Emphasis"><text:span text:style-name="T5">non altera</text:span></text:span><text:span text:style-name="T5"> l’array originale </text:span><text:span text:style-name="Source_20_Text"><text:span text:style-name="T5">numbers</text:span></text:span><text:span text:style-name="T5">.</text:span></text:p>
        </text:list-item>
        <text:list-item>
          <text:p text:style-name="P26"><text:span text:style-name="T5">Il risultato </text:span><text:span text:style-name="Source_20_Text"><text:span text:style-name="T5">doubled</text:span></text:span><text:span text:style-name="T5"> è un nuovo array, derivato applicando una trasformazione a ogni elemento.</text:span></text:p>
        </text:list-item>
      </text:list>
      <text:p text:style-name="P3">Il metodo <text:span text:style-name="Source_20_Text"><text:span text:style-name="T5">map()</text:span></text:span> <text:span text:style-name="Strong_20_Emphasis">non garantisce automaticamente</text:span> la purezza: <text:span text:style-name="Strong_20_Emphasis">dipende dalla funzione</text:span> che gli viene passata.</text:p>
      <text:p text:style-name="P3"/>
      <text:p text:style-name="P3"/>
      <text:p text:style-name="P3"><text:soft-page-break/></text:p>
      <text:p text:style-name="P21">Filter()</text:p>
      <text:p text:style-name="P16">Restituisce un nuovo array contenente <text:span text:style-name="Strong_20_Emphasis">solo gli elementi che soddisfano una condizione</text:span> (funzione di test).</text:p>
      <text:p text:style-name="P19"><text:span text:style-name="Strong_20_Emphasis"><text:span text:style-name="T5">Proprietà</text:span></text:span><text:span text:style-name="T5">:</text:span></text:p>
      <text:list xml:id="list801025754" text:style-name="L5">
        <text:list-item>
          <text:p text:style-name="P27"><text:span text:style-name="Strong_20_Emphasis"><text:span text:style-name="T5">Non mutativo</text:span></text:span></text:p>
        </text:list-item>
        <text:list-item>
          <text:p text:style-name="P27"><text:span text:style-name="T5">Funziona perfettamente con </text:span><text:span text:style-name="Strong_20_Emphasis"><text:span text:style-name="T5">funzioni pure</text:span></text:span></text:p>
        </text:list-item>
        <text:list-item>
          <text:p text:style-name="P30">Restituisce un sottoinsieme dell’array originale</text:p>
        </text:list-item>
      </text:list>
      <text:p text:style-name="P13">ex:</text:p>
      <text:p text:style-name="P13">let nums = [1, 2, 3, 4, 5];</text:p>
      <text:p text:style-name="P13">let even = nums.filter(n =&gt; n % 2 === 0); // [2, 4]</text:p>
      <text:p text:style-name="P20">reduce()</text:p>
      <text:p text:style-name="P17"><text:span text:style-name="T6">Riduce l’array a un singolo valore, applicando una funzione </text:span><text:span text:style-name="Strong_20_Emphasis"><text:span text:style-name="T6">accumulatrice</text:span></text:span><text:span text:style-name="T6"> su ciascun elemento, da sinistra a destra.</text:span></text:p>
      <text:p text:style-name="P19"><text:span text:style-name="Strong_20_Emphasis"><text:span text:style-name="T5">Proprietà</text:span></text:span><text:span text:style-name="T5">:</text:span></text:p>
      <text:list xml:id="list1861072832" text:style-name="L6">
        <text:list-item>
          <text:p text:style-name="P31">Non mutativo</text:p>
        </text:list-item>
        <text:list-item>
          <text:p text:style-name="P28"><text:span text:style-name="T5">Estremamente potente: può simulare </text:span><text:span text:style-name="Source_20_Text"><text:span text:style-name="T5">map</text:span></text:span><text:span text:style-name="T5">, </text:span><text:span text:style-name="Source_20_Text"><text:span text:style-name="T5">filter</text:span></text:span><text:span text:style-name="T5">, </text:span><text:span text:style-name="Source_20_Text"><text:span text:style-name="T5">find</text:span></text:span><text:span text:style-name="T5">, </text:span><text:span text:style-name="Source_20_Text"><text:span text:style-name="T5">sum</text:span></text:span><text:span text:style-name="T5">, </text:span><text:span text:style-name="Source_20_Text"><text:span text:style-name="T5">groupBy</text:span></text:span></text:p>
        </text:list-item>
        <text:list-item>
          <text:p text:style-name="P31">La funzione passata deve essere pura per garantire prevedibilità</text:p>
        </text:list-item>
      </text:list>
      <text:p text:style-name="P18">ex:</text:p>
      <text:p text:style-name="P18">let nums = [1, 2, 3, 4];</text:p>
      <text:p text:style-name="P32">let sum = nums.reduce((acc, n) =&gt; acc + n, 0); // 10</text:p>
      <text:p text:style-name="P22"><text:span text:style-name="Strong_20_Emphasis"><text:span text:style-name="T7">Il Metodo </text:span></text:span><text:span text:style-name="Source_20_Text"><text:span text:style-name="T8">toUpperCase()</text:span></text:span></text:p>
      <text:p text:style-name="P37"><text:span text:style-name="T7">Uno dei metodi fondamentali delle stringhe è </text:span><text:span text:style-name="Source_20_Text"><text:span text:style-name="T7">toUpperCase()</text:span></text:span><text:span text:style-name="T7">, che converte tutti i caratteri di una stringa in lettere maiuscole. Questo metodo non modifica la stringa originale, ma restituisce una nuova stringa trasformata.</text:span></text:p>
      <text:p text:style-name="P37"><text:span text:style-name="Strong_20_Emphasis"><text:span text:style-name="T7">Esempio pratico</text:span></text:span><text:span text:style-name="T7">:</text:span></text:p>
      <text:p text:style-name="P23"><text:span text:style-name="Source_20_Text"><text:span text:style-name="T7">let myString = "I'm really hungry for some";</text:span></text:span></text:p>
      <text:p text:style-name="P23"><text:span text:style-name="Source_20_Text"><text:span text:style-name="T7">console.log(myString);</text:span></text:span></text:p>
      <text:p text:style-name="P23"><text:span text:style-name="Source_20_Text"><text:span text:style-name="T7">let myUpperString = myString.toUpperCase();</text:span></text:span></text:p>
      <text:p text:style-name="P22"><text:span text:style-name="Source_20_Text"><text:span text:style-name="T7">console.log(myUpperString);</text:span></text:span></text:p>
      <text:p text:style-name="P35">In questo esempio:</text:p>
      <text:list xml:id="list2321592899" text:style-name="L7">
        <text:list-item>
          <text:p text:style-name="P36"><text:span text:style-name="T7">Si crea una variabile </text:span><text:span text:style-name="Source_20_Text"><text:span text:style-name="T7">myString</text:span></text:span><text:span text:style-name="T7"> a cui viene assegnata la stringa </text:span><text:span text:style-name="Source_20_Text"><text:span text:style-name="T7">"I'm really hungry for some"</text:span></text:span><text:span text:style-name="T7">.</text:span></text:p>
        </text:list-item>
        <text:list-item>
          <text:p text:style-name="P36"><text:span text:style-name="T7">Viene utilizzato </text:span><text:span text:style-name="Source_20_Text"><text:span text:style-name="T7">console.log()</text:span></text:span><text:span text:style-name="T7"> per stampare la stringa originale.</text:span></text:p>
        </text:list-item>
        <text:list-item>
          <text:p text:style-name="P36"><text:span text:style-name="T7">Si crea una seconda variabile </text:span><text:span text:style-name="Source_20_Text"><text:span text:style-name="T7">myUpperString</text:span></text:span><text:span text:style-name="T7">, a cui viene assegnata la versione maiuscola della stringa originale.</text:span></text:p>
        </text:list-item>
        <text:list-item>
          <text:p text:style-name="P33">Infine, anche questa stringa trasformata viene stampata nel console log.</text:p>
        </text:list-item>
      </text:list>
      <text:p text:style-name="P34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ayathri Thin" svg:font-family="'Gayathri Thin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3189in" fo:margin-right="0.325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11T12:25:19.299532682</dc:date>
    <meta:editing-duration>PT26M26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5" meta:paragraph-count="139" meta:word-count="1076" meta:character-count="7184" meta:non-whitespace-character-count="6203"/>
  </office:meta>
</office:document-meta>
</file>